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6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Commentaire</text:p>
          </table:table-cell>
          <table:table-cell table:style-name="ce3" table:number-columns-repeated="1020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énom de l’utilisate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e l’utilisate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mail de l’utilisate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t de passe de l’utilisate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ypeAccou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 de compte (1 : utilisateur, 2 : annonceur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tre de l’anno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6, 2</text:p>
          </table:table-cell>
          <table:table-cell office:value-type="string" calcext:value-type="string">
            <text:p>Prix de l’anno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rface du logeme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escription du bien mis en loca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ddings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mbre de couchage tot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ien vers l’image dans le dossier de stockage</text:p>
          </table:table-cell>
          <table:table-cell table:style-name="ce2"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le où se trouve la loca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ys où se trouve la locat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belEquipm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e l’équipeme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teStar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e début de la loca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eEnd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e fin de la locat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belTypeLogem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pe de logement (Logement entier, chambre privée, chambre partagée)</text:p>
          </table:table-cell>
          <table:table-cell table:number-columns-repeated="16380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09:33:08.214692829</meta:creation-date>
    <dc:date>2024-12-18T09:19:38.274000000</dc:date>
    <meta:editing-duration>PT9M17S</meta:editing-duration>
    <meta:editing-cycles>2</meta:editing-cycles>
    <meta:generator>LibreOffice/24.8.3.2$Windows_X86_64 LibreOffice_project/48a6bac9e7e268aeb4c3483fcf825c94556d9f92</meta:generator>
    <meta:document-statistic meta:table-count="1" meta:cell-count="69" meta:object-count="0"/>
  </office:meta>
</office:document-meta>
</file>